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cm"/>
    </style:style>
    <style:style style:name="gr8" style:family="graphic" style:parent-style-name="standard">
      <style:graphic-properties svg:stroke-width="0cm" draw:textarea-horizontal-align="center" draw:textarea-vertical-align="middle" fo:padding-top="0.113cm" fo:padding-bottom="0.113cm" fo:padding-left="0.238cm" fo:padding-right="0.23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color="#333333"/>
    </style:style>
    <style:style style:name="T2" style:family="text">
      <style:text-properties fo:color="#333333"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815cm" svg:height="0.901cm" svg:x="5.602cm" svg:y="7.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815cm" svg:height="0.901cm" svg:x="5.63cm" svg:y="5.91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55cm" svg:height="2.557cm" svg:x="5.463cm" svg:y="5.826cm">
          <draw:text-box>
            <text:p><text:span text:style-name="T1">1</text:span><text:span text:style-name="T2">st</text:span><text:span text:style-name="T1"> State</text:span></text:p>
            <text:p/>
            <text:p>last State</text:p>
          </draw:text-box>
        </draw:frame>
        <draw:custom-shape draw:style-name="gr1" draw:text-style-name="P1" xml:id="id5" draw:id="id5" draw:layer="layout" svg:width="2.815cm" svg:height="0.901cm" svg:x="5.742cm" svg:y="4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815cm" svg:height="0.901cm" svg:x="5.713cm" svg:y="3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65cm" svg:height="1.717cm" svg:x="1.575cm" svg:y="2.984cm">
          <text:p text:style-name="P1">lhs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927cm" svg:height="1.801cm" svg:x="1.323cm" svg:y="1cm">
          <draw:text-box>
            <text:p><text:span text:style-name="T3">Before: </text:span><text:span text:style-name="T3"><text:tab/></text:span><text:span text:style-name="T4">lhs.b .. lhs.e <text:s/></text:span><text:span text:style-name="T3">and <text:s/>rhs.b </text:span><text:span text:style-name="T4">.. rhs.e</text:span></text:p>
            <text:p><text:span text:style-name="T3">After:</text:span><text:span text:style-name="T3"><text:tab/></text:span><text:span text:style-name="T4">lhs.b .. lhs.e .. rhs.e, <text:s text:c="2"/></text:span><text:span text:style-name="T3">with lhs.e</text:span><text:span text:style-name="T4"> = rhs.b </text:span><text:span text:style-name="T3">and rhs.b</text:span><text:span text:style-name="T4"> free</text:span></text:p>
          </draw:text-box>
        </draw:frame>
        <draw:frame draw:style-name="gr3" draw:layer="layout" svg:width="3.055cm" svg:height="2.557cm" svg:x="5.686cm" svg:y="3.039cm">
          <draw:text-box>
            <text:p>1<text:span text:style-name="T5">st</text:span> State</text:p>
            <text:p/>
            <text:p>last State</text:p>
          </draw:text-box>
        </draw:frame>
        <draw:custom-shape draw:style-name="gr4" draw:text-style-name="P1" draw:layer="layout" svg:width="3.265cm" svg:height="1.463cm" svg:x="1.548cm" svg:y="5.516cm">
          <text:p text:style-name="P1">rh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4cm" svg:y1="3.434cm" svg:x2="5.685cm" svg:y2="3.209cm">
          <text:p/>
        </draw:line>
        <draw:line draw:style-name="gr5" draw:text-style-name="P1" draw:layer="layout" svg:x1="4.025cm" svg:y1="4.194cm" svg:x2="5.713cm" svg:y2="4.982cm">
          <text:p/>
        </draw:line>
        <draw:line draw:style-name="gr5" draw:text-style-name="P1" draw:layer="layout" svg:x1="4.334cm" svg:y1="5.686cm" svg:x2="5.601cm" svg:y2="6.192cm">
          <text:p/>
        </draw:line>
        <draw:line draw:style-name="gr5" draw:text-style-name="P1" draw:layer="layout" svg:x1="4.334cm" svg:y1="6.53cm" svg:x2="5.629cm" svg:y2="7.487cm">
          <text:p/>
        </draw:line>
        <draw:custom-shape draw:style-name="gr4" draw:text-style-name="P1" xml:id="id1" draw:id="id1" draw:layer="layout" svg:width="3.913cm" svg:height="1.717cm" svg:x="14.523cm" svg:y="6.446cm">
          <text:p text:style-name="P1">returned</text:p>
          <text:p text:style-name="P1">Patter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6.479cm" svg:y1="6.446cm" svg:x2="8.528cm" svg:y2="3.518cm" draw:start-shape="id1" draw:start-glue-point="0" draw:end-shape="id2" draw:end-glue-point="1" svg:d="m16479 6446c0-1952-2650-2928-7951-2928" svg:viewBox="0 0 7952 2929">
          <text:p/>
        </draw:connector>
        <draw:connector draw:style-name="gr5" draw:text-style-name="P1" draw:layer="layout" draw:type="curve" svg:x1="14.523cm" svg:y1="7.304cm" svg:x2="8.417cm" svg:y2="7.91cm" draw:start-shape="id1" draw:start-glue-point="3" draw:end-shape="id3" svg:d="m14523 7304c-4581 0-1528 606-6106 606" svg:viewBox="0 0 6107 607">
          <text:p/>
        </draw:connector>
        <draw:connector draw:style-name="gr6" draw:text-style-name="P1" draw:layer="layout" draw:type="curve" svg:x1="8.445cm" svg:y1="6.362cm" svg:x2="7.149cm" svg:y2="4.674cm" draw:start-shape="id4" draw:end-shape="id5" draw:end-glue-point="0" svg:d="m8445 6362c936 0 780-1101 222-1716s-1518-743-1518 28" svg:viewBox="0 0 1969 2223">
          <text:p/>
        </draw:connector>
        <draw:frame draw:style-name="gr7" draw:layer="layout" svg:width="1.031cm" svg:height="1.045cm" svg:x="9.147cm" svg:y="5.235cm">
          <draw:text-box>
            <text:p>=</text:p>
          </draw:text-box>
        </draw:frame>
        <draw:connector draw:style-name="gr5" draw:text-style-name="P1" draw:layer="layout" draw:type="curve" svg:x1="8.557cm" svg:y1="5.124cm" svg:x2="7.037cm" svg:y2="6.813cm" draw:start-shape="id5" draw:start-glue-point="1" draw:end-shape="id4" draw:end-glue-point="2" svg:d="m8557 5124c768 0 640 1101 68 1715s-1588 742-1588-26" svg:viewBox="0 0 2058 2222">
          <text:p/>
        </draw:connector>
        <draw:frame draw:style-name="gr3" draw:layer="layout" svg:width="2.267cm" svg:height="1.783cm" svg:x="11.089cm" svg:y="4.869cm">
          <draw:text-box>
            <text:p>accept</text:p>
            <text:p>flag</text:p>
          </draw:text-box>
        </draw:frame>
        <draw:line draw:style-name="gr8" draw:text-style-name="P1" draw:layer="layout" svg:x1="5.404cm" svg:y1="5.77cm" svg:x2="8.472cm" svg:y2="6.868cm">
          <text:p/>
        </draw:line>
        <draw:line draw:style-name="gr8" draw:text-style-name="P1" draw:layer="layout" svg:x1="5.46cm" svg:y1="6.868cm" svg:x2="8.697cm" svg:y2="5.798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30M49S</meta:editing-duration>
    <meta:editing-cycles>7</meta:editing-cycles>
    <dc:date>2014-01-29T16:34:27.110935229</dc:date>
    <meta:generator>LibreOffice/4.1.4.2$Linux_x86 LibreOffice_project/410m0$Build-2</meta:generator>
    <meta:document-statistic meta:object-count="46"/>
  </office:meta>
</office:document-meta>
</file>